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Deborah Barndt</text:p>
      <text:p text:style-name="Standard"><text:s/>* 10-31-16</text:p>
      <text:p text:style-name="Standard"><text:s/>* Records.java</text:p>
      <text:p text:style-name="Standard"><text:s/>* Lab 4</text:p>
      <text:p text:style-name="Standard"><text:s/>* This program will extend the BankRecords class, and perform data analysis from the class</text:p>
      <text:p text:style-name="Standard"><text:s/>* objects. 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io.FileWriter;</text:p>
      <text:p text:style-name="Standard">import java.io.IOException;</text:p>
      <text:p text:style-name="Standard">import java.net.MalformedURLException;</text:p>
      <text:p text:style-name="Standard">import java.net.URL;</text:p>
      <text:p text:style-name="Standard">import java.text.DecimalFormat;</text:p>
      <text:p text:style-name="Standard">import java.util.Arrays;</text:p>
      <text:p text:style-name="Standard">import java.awt.Color;</text:p>
      <text:p text:style-name="Standard">import java.awt.Font;</text:p>
      <text:p text:style-name="Standard"/>
      <text:p text:style-name="Standard">import javax.swing.ImageIcon;</text:p>
      <text:p text:style-name="Standard">import javax.swing.JOptionPane;</text:p>
      <text:p text:style-name="Standard">import javax.swing.JTextArea;</text:p>
      <text:p text:style-name="Standard">import javax.swing.UIManager;</text:p>
      <text:p text:style-name="Standard">import javax.swing.plaf.ColorUIResource;</text:p>
      <text:p text:style-name="Standard">import javax.swing.plaf.FontUIResource;</text:p>
      <text:p text:style-name="Standard"/>
      <text:p text:style-name="Standard">public class Records extends BankRecords</text:p>
      <text:p text:style-name="Standard">{</text:p>
      <text:p text:style-name="Standard"><text:tab/>// Create a formatted object to write the output directly to the console and to a file.</text:p>
      <text:p text:style-name="Standard"><text:s text:c="4"/>private static FileWriter fw = null;</text:p>
      <text:p text:style-name="Standard"><text:tab/></text:p>
      <text:p text:style-name="Standard"><text:s text:c="4"/>public Records()</text:p>
      <text:p text:style-name="Standard"><text:s text:c="4"/>{</text:p>
      <text:p text:style-name="Standard"><text:tab/><text:tab/>try </text:p>
      <text:p text:style-name="Standard"><text:tab/><text:tab/>{</text:p>
      <text:p text:style-name="Standard"><text:tab/><text:tab/><text:tab/>fw = new FileWriter("bankrecords.txt");</text:p>
      <text:p text:style-name="Standard"><text:tab/><text:tab/>} </text:p>
      <text:p text:style-name="Standard"><text:tab/><text:tab/></text:p>
      <text:p text:style-name="Standard"><text:tab/><text:tab/>catch (IOException e) </text:p>
      <text:p text:style-name="Standard"><text:tab/><text:tab/>{</text:p>
      <text:p text:style-name="Standard"><text:tab/><text:tab/><text:tab/>// TODO Auto-generated catch block</text:p>
      <text:p text:style-name="Standard"><text:tab/><text:tab/><text:tab/>e.printStackTrace();</text:p>
      <text:p text:style-name="Standard"><text:tab/><text:tab/>} </text:p>
      <text:p text:style-name="Standard"><text:tab/>}</text:p>
      <text:p text:style-name="Standard"><text:tab/></text:p>
      <text:p text:style-name="Standard"><text:tab/>public static void main(String[] args) throws MalformedURLException <text:s/></text:p>
      <text:p text:style-name="Standard"><text:tab/>{</text:p>
      <text:p text:style-name="Standard"><text:tab/><text:tab/>// Change the color of the background of the dialog box</text:p>
      <text:p text:style-name="Standard"><text:soft-page-break/><text:tab/><text:tab/>UIManager UI = new UIManager();</text:p>
      <text:p text:style-name="Standard"><text:tab/><text:tab/>UI.put ("OptionPane.background", new ColorUIResource(36, 154, 32));</text:p>
      <text:p text:style-name="Standard"><text:tab/><text:tab/>UI.put ("Panel.background", new ColorUIResource(138, 201, 136));</text:p>
      <text:p text:style-name="Standard"><text:tab/><text:tab/></text:p>
      <text:p text:style-name="Standard"><text:tab/><text:tab/>// Change the font in the dialog box</text:p>
      <text:p text:style-name="Standard"><text:tab/><text:tab/>UIManager.put("OptionPane.messageFont", new FontUIResource(new Font("Rockwell", Font.PLAIN, 14)));</text:p>
      <text:p text:style-name="Standard"><text:tab/><text:tab/></text:p>
      <text:p text:style-name="Standard"><text:tab/><text:tab/>// Change the font in the button</text:p>
      <text:p text:style-name="Standard"><text:tab/><text:tab/>UIManager.put("OptionPane.buttonFont", new Font("Rockwell", Font.BOLD, 14));</text:p>
      <text:p text:style-name="Standard"><text:tab/><text:tab/></text:p>
      <text:p text:style-name="Standard"><text:tab/><text:tab/>BankRecords r = new Records();</text:p>
      <text:p text:style-name="Standard"><text:tab/><text:tab/>r.readData();</text:p>
      <text:p text:style-name="Standard"><text:tab/><text:tab/>// Call the analysis functions. <text:s/></text:p>
      <text:p text:style-name="Standard"><text:s/></text:p>
      <text:p text:style-name="Standard"><text:tab/><text:tab/>// Analyze the average income of the clients.</text:p>
      <text:p text:style-name="Standard"><text:tab/><text:tab/>AverageComparator();</text:p>
      <text:p text:style-name="Standard"><text:tab/><text:tab/></text:p>
      <text:p text:style-name="Standard"><text:tab/><text:tab/>// The maximum and minimum age per location of the clients.</text:p>
      <text:p text:style-name="Standard"><text:tab/><text:tab/>MaxMinComparator();</text:p>
      <text:p text:style-name="Standard"><text:tab/><text:tab/></text:p>
      <text:p text:style-name="Standard"><text:tab/><text:tab/>// The number of females with mortgages.</text:p>
      <text:p text:style-name="Standard"><text:tab/> <text:s text:c="3"/>FemaleComparator();</text:p>
      <text:p text:style-name="Standard"><text:tab/> <text:s text:c="3"/></text:p>
      <text:p text:style-name="Standard"><text:tab/> <text:s text:c="3"/>// The number of males with both a car and 1 child per location.</text:p>
      <text:p text:style-name="Standard"><text:tab/> <text:s text:c="3"/>MaleComparator();</text:p>
      <text:p text:style-name="Standard"><text:tab/><text:tab/></text:p>
      <text:p text:style-name="Standard"><text:tab/><text:tab/>try </text:p>
      <text:p text:style-name="Standard"><text:tab/><text:tab/>{</text:p>
      <text:p text:style-name="Standard"><text:tab/><text:tab/><text:tab/>fw.close();</text:p>
      <text:p text:style-name="Standard"><text:tab/><text:tab/>} </text:p>
      <text:p text:style-name="Standard"><text:tab/><text:tab/></text:p>
      <text:p text:style-name="Standard"><text:tab/><text:tab/>catch (IOException e) </text:p>
      <text:p text:style-name="Standard"><text:tab/><text:tab/>{</text:p>
      <text:p text:style-name="Standard"><text:tab/><text:tab/><text:tab/>// TODO Auto-generated catch block</text:p>
      <text:p text:style-name="Standard"><text:tab/><text:tab/><text:tab/>e.printStackTrace();</text:p>
      <text:p text:style-name="Standard"><text:tab/><text:tab/>}</text:p>
      <text:p text:style-name="Standard"><text:tab/>}<text:tab/><text:tab/></text:p>
      <text:p text:style-name="Standard"><text:s text:c="3"/></text:p>
      <text:p text:style-name="Standard"><text:tab/>// Define the average comparator.</text:p>
      <text:p text:style-name="Standard"><text:tab/>private static void AverageComparator() throws MalformedURLException</text:p>
      <text:p text:style-name="Standard"><text:tab/>{</text:p>
      <text:p text:style-name="Standard"><text:tab/><text:tab/>double avgincome = 0,<text:tab/>// average income of the clients</text:p>
      <text:p text:style-name="Standard"><text:tab/><text:tab/><text:tab/> <text:s text:c="2"/>sumincome = 0;<text:tab/><text:tab/><text:tab/>// sum of the incomes</text:p>
      <text:p text:style-name="Standard"><text:tab/><text:tab/></text:p>
      <text:p text:style-name="Standard"><text:tab/><text:tab/>//Print 2 decimal places for distance</text:p>
      <text:p text:style-name="Standard"><text:tab/><text:tab/>DecimalFormat mydf = new DecimalFormat("#,##0.00");</text:p>
      <text:p text:style-name="Standard"><text:tab/><text:tab/></text:p>
      <text:p text:style-name="Standard"><text:tab/><text:tab/>// Calculate the average income of the clients.</text:p>
      <text:p text:style-name="Standard"><text:soft-page-break/><text:tab/><text:tab/>for (int i = 0; i &lt; clientInfo.length; i++)</text:p>
      <text:p text:style-name="Standard"><text:tab/><text:tab/>{</text:p>
      <text:p text:style-name="Standard"><text:tab/><text:tab/><text:tab/>sumincome += clientInfo[i].getIncome(); </text:p>
      <text:p text:style-name="Standard"><text:tab/><text:tab/><text:tab/>avgincome = sumincome / clientInfo.length;</text:p>
      <text:p text:style-name="Standard"><text:tab/><text:tab/>}</text:p>
      <text:p text:style-name="Standard"><text:tab/><text:tab/></text:p>
      <text:p text:style-name="Standard"><text:tab/><text:tab/>// Create a Text Area</text:p>
      <text:p text:style-name="Standard"><text:tab/><text:tab/>JTextArea outputArea = new JTextArea (20, 40);</text:p>
      <text:p text:style-name="Standard"><text:tab/><text:tab/><text:tab/><text:tab/><text:tab/></text:p>
      <text:p text:style-name="Standard"><text:tab/><text:tab/>// Print the column header</text:p>
      <text:p text:style-name="Standard"><text:tab/><text:tab/>outputArea.append("The Average Income: $" + mydf.format(avgincome) + "\n\n");</text:p>
      <text:p text:style-name="Standard"><text:tab/><text:tab/></text:p>
      <text:p text:style-name="Standard"><text:tab/><text:tab/>// Program time stamp</text:p>
      <text:p text:style-name="Standard"><text:tab/><text:tab/>outputArea.append("\n" + "Current date: " + timeStamp + " <text:s/>" + "\nProgrammed by Deborah Barndt \n");</text:p>
      <text:p text:style-name="Standard"><text:tab/><text:tab/></text:p>
      <text:p text:style-name="Standard"><text:tab/><text:tab/>// Change icon inside dialog box.</text:p>
      <text:p text:style-name="Standard"><text:tab/><text:tab/>final ImageIcon icon = new ImageIcon(new URL("https://apps.ubuntu.com/site_media/icons/2015/04/qtiplot_24.png"));</text:p>
      <text:p text:style-name="Standard"><text:tab/><text:tab/></text:p>
      <text:p text:style-name="Standard"><text:tab/><text:tab/>// Display with results in a dialog box and to the file.</text:p>
      <text:p text:style-name="Standard"><text:tab/><text:tab/>JOptionPane.showMessageDialog(null, outputArea.getText(), "Bank of IIT Record Analysis", </text:p>
      <text:p text:style-name="Standard"><text:tab/><text:tab/><text:tab/><text:tab/>JOptionPane.INFORMATION_MESSAGE, icon);</text:p>
      <text:p text:style-name="Standard"><text:tab/><text:tab/></text:p>
      <text:p text:style-name="Standard"><text:tab/><text:tab/>try </text:p>
      <text:p text:style-name="Standard"><text:tab/><text:tab/>{</text:p>
      <text:p text:style-name="Standard"><text:tab/><text:tab/><text:tab/>fw.write(String.format("The Average Income: $" + avgincome + "%n"));</text:p>
      <text:p text:style-name="Standard"><text:tab/><text:tab/>} </text:p>
      <text:p text:style-name="Standard"><text:tab/><text:tab/></text:p>
      <text:p text:style-name="Standard"><text:tab/><text:tab/>catch (IOException e) </text:p>
      <text:p text:style-name="Standard"><text:tab/><text:tab/>{</text:p>
      <text:p text:style-name="Standard"><text:tab/><text:tab/><text:tab/>// TODO Auto-generated catch block</text:p>
      <text:p text:style-name="Standard"><text:tab/><text:tab/><text:tab/>e.printStackTrace();</text:p>
      <text:p text:style-name="Standard"><text:tab/><text:tab/>} </text:p>
      <text:p text:style-name="Standard"><text:tab/>}</text:p>
      <text:p text:style-name="Standard"><text:tab/></text:p>
      <text:p text:style-name="Standard"><text:tab/>// Define the maximum and minimum comparator.</text:p>
      <text:p text:style-name="Standard"><text:tab/>private static void MaxMinComparator() throws MalformedURLException</text:p>
      <text:p text:style-name="Standard"><text:tab/>{</text:p>
      <text:p text:style-name="Standard"><text:tab/><text:tab/>Arrays.sort(clientInfo, new MaxMinComparator());</text:p>
      <text:p text:style-name="Standard"><text:tab/><text:tab/></text:p>
      <text:p text:style-name="Standard"><text:tab/><text:tab/>int innerCityMax = 0,<text:tab/>// maximum number of inner city clients</text:p>
      <text:p text:style-name="Standard"><text:tab/><text:tab/><text:tab/>ruralMax = 0,<text:tab/><text:tab/>// maximum number of rural clients</text:p>
      <text:p text:style-name="Standard"><text:tab/><text:tab/><text:tab/>suburbanMax = 0,<text:tab/>// maximum number of suburban clients</text:p>
      <text:p text:style-name="Standard"><text:tab/><text:tab/><text:tab/>townMax = 0;<text:tab/><text:tab/>// maximum number of town clients</text:p>
      <text:p text:style-name="Standard"><text:tab/><text:tab/></text:p>
      <text:p text:style-name="Standard"><text:tab/><text:tab/>// Check for the maximum ages per region.</text:p>
      <text:p text:style-name="Standard"><text:tab/><text:tab/>for (int i = 0; i &lt; clientInfo.length; i++)</text:p>
      <text:p text:style-name="Standard"><text:soft-page-break/><text:tab/><text:tab/>{</text:p>
      <text:p text:style-name="Standard"><text:tab/><text:tab/><text:tab/>// Check for the inner city maximum value.</text:p>
      <text:p text:style-name="Standard"><text:tab/><text:tab/><text:tab/>if (clientInfo[i].getRegion().equals("INNER_CITY") &amp;&amp; clientInfo[i].getAge() &gt; innerCityMax)</text:p>
      <text:p text:style-name="Standard"><text:tab/><text:tab/><text:tab/>{</text:p>
      <text:p text:style-name="Standard"><text:tab/><text:tab/><text:tab/><text:tab/>// Reassign the maximum age value.</text:p>
      <text:p text:style-name="Standard"><text:tab/><text:tab/><text:tab/><text:tab/>innerCityMax = clientInfo[i].getAge();</text:p>
      <text:p text:style-name="Standard"><text:tab/><text:tab/><text:tab/>}</text:p>
      <text:p text:style-name="Standard"><text:tab/><text:tab/><text:tab/></text:p>
      <text:p text:style-name="Standard"><text:tab/><text:tab/><text:tab/>// Check for the rural maximum value.</text:p>
      <text:p text:style-name="Standard"><text:tab/><text:tab/><text:tab/>if (clientInfo[i].getRegion().equals("RURAL") &amp;&amp; clientInfo[i].getAge() &gt; ruralMax)</text:p>
      <text:p text:style-name="Standard"><text:tab/><text:tab/><text:tab/>{</text:p>
      <text:p text:style-name="Standard"><text:tab/><text:tab/><text:tab/><text:tab/>// Reassign the maximum age value.</text:p>
      <text:p text:style-name="Standard"><text:tab/><text:tab/><text:tab/><text:tab/>ruralMax = clientInfo[i].getAge();</text:p>
      <text:p text:style-name="Standard"><text:tab/><text:tab/><text:tab/>}</text:p>
      <text:p text:style-name="Standard"><text:tab/><text:tab/><text:tab/></text:p>
      <text:p text:style-name="Standard"><text:tab/><text:tab/><text:tab/>// Check for the suburban maximum value.</text:p>
      <text:p text:style-name="Standard"><text:tab/><text:tab/><text:tab/>if (clientInfo[i].getRegion().equals("SUBURBAN") &amp;&amp; clientInfo[i].getAge() &gt; suburbanMax)</text:p>
      <text:p text:style-name="Standard"><text:tab/><text:tab/><text:tab/>{</text:p>
      <text:p text:style-name="Standard"><text:tab/><text:tab/><text:tab/><text:tab/>// Reassign the maximum age value.</text:p>
      <text:p text:style-name="Standard"><text:tab/><text:tab/><text:tab/><text:tab/>suburbanMax = clientInfo[i].getAge();</text:p>
      <text:p text:style-name="Standard"><text:tab/><text:tab/><text:tab/>}</text:p>
      <text:p text:style-name="Standard"><text:tab/><text:tab/><text:tab/></text:p>
      <text:p text:style-name="Standard"><text:tab/><text:tab/><text:tab/>// Check for the town maximum value.</text:p>
      <text:p text:style-name="Standard"><text:tab/><text:tab/><text:tab/>if (clientInfo[i].getRegion().equals("TOWN") &amp;&amp; clientInfo[i].getAge() &gt; townMax)</text:p>
      <text:p text:style-name="Standard"><text:tab/><text:tab/><text:tab/>{</text:p>
      <text:p text:style-name="Standard"><text:tab/><text:tab/><text:tab/><text:tab/>// Reassign the maximum age value.</text:p>
      <text:p text:style-name="Standard"><text:tab/><text:tab/><text:tab/><text:tab/>townMax = clientInfo[i].getAge(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int <text:tab/>innerCityMin = innerCityMax,<text:tab/>// minimum number of inner city clients</text:p>
      <text:p text:style-name="Standard"><text:tab/><text:tab/><text:tab/><text:tab/>ruralMin = ruralMax, <text:tab/><text:tab/><text:tab/>// minimum number of rural clients</text:p>
      <text:p text:style-name="Standard"><text:tab/><text:tab/><text:tab/><text:tab/>suburbanMin = suburbanMax, <text:tab/><text:tab/>// minimum number of suburban clients</text:p>
      <text:p text:style-name="Standard"><text:tab/><text:tab/><text:tab/><text:tab/>townMin = townMax; <text:tab/><text:tab/><text:tab/><text:tab/>// minimum number of town clients</text:p>
      <text:p text:style-name="Standard"><text:tab/><text:tab/></text:p>
      <text:p text:style-name="Standard"><text:tab/><text:tab/>// Check for the minimum ages per region.</text:p>
      <text:p text:style-name="Standard"><text:tab/><text:tab/>for (int i = 0; i &lt; clientInfo.length; i++)</text:p>
      <text:p text:style-name="Standard"><text:tab/><text:tab/>{</text:p>
      <text:p text:style-name="Standard"><text:tab/><text:tab/><text:tab/>// Check for the inner city minimum value.</text:p>
      <text:p text:style-name="Standard"><text:tab/><text:tab/><text:tab/>if (clientInfo[i].getRegion().equals("INNER_CITY") &amp;&amp; clientInfo[i].getAge() &lt; innerCityMin)</text:p>
      <text:p text:style-name="Standard"><text:tab/><text:tab/><text:tab/>{</text:p>
      <text:p text:style-name="Standard"><text:tab/><text:tab/><text:tab/><text:tab/>// Reassign the minimum age value.</text:p>
      <text:p text:style-name="Standard"><text:soft-page-break/><text:tab/><text:tab/><text:tab/><text:tab/>innerCityMin = clientInfo[i].getAge();</text:p>
      <text:p text:style-name="Standard"><text:tab/><text:tab/><text:tab/>}</text:p>
      <text:p text:style-name="Standard"><text:tab/><text:tab/><text:tab/></text:p>
      <text:p text:style-name="Standard"><text:tab/><text:tab/><text:tab/>// Check for the rural minimum value.</text:p>
      <text:p text:style-name="Standard"><text:tab/><text:tab/><text:tab/>if (clientInfo[i].getRegion().equals("RURAL") &amp;&amp; clientInfo[i].getAge() &lt; ruralMin)</text:p>
      <text:p text:style-name="Standard"><text:tab/><text:tab/><text:tab/>{</text:p>
      <text:p text:style-name="Standard"><text:tab/><text:tab/><text:tab/><text:tab/>// Reassign the minimum age value.</text:p>
      <text:p text:style-name="Standard"><text:tab/><text:tab/><text:tab/><text:tab/>ruralMin = clientInfo[i].getAge();</text:p>
      <text:p text:style-name="Standard"><text:tab/><text:tab/><text:tab/>}</text:p>
      <text:p text:style-name="Standard"><text:tab/><text:tab/><text:tab/></text:p>
      <text:p text:style-name="Standard"><text:tab/><text:tab/><text:tab/>// Check for the suburban minimum value.</text:p>
      <text:p text:style-name="Standard"><text:tab/><text:tab/><text:tab/>if (clientInfo[i].getRegion().equals("SUBURBAN") &amp;&amp; clientInfo[i].getAge() &lt; suburbanMin)</text:p>
      <text:p text:style-name="Standard"><text:tab/><text:tab/><text:tab/>{</text:p>
      <text:p text:style-name="Standard"><text:tab/><text:tab/><text:tab/><text:tab/>// Reassign the minimum age value.</text:p>
      <text:p text:style-name="Standard"><text:tab/><text:tab/><text:tab/><text:tab/>suburbanMin = clientInfo[i].getAge();</text:p>
      <text:p text:style-name="Standard"><text:tab/><text:tab/><text:tab/>}</text:p>
      <text:p text:style-name="Standard"><text:tab/><text:tab/><text:tab/></text:p>
      <text:p text:style-name="Standard"><text:tab/><text:tab/><text:tab/>// Check for the town minimum value.</text:p>
      <text:p text:style-name="Standard"><text:tab/><text:tab/><text:tab/>if (clientInfo[i].getRegion().equals("TOWN") &amp;&amp; clientInfo[i].getAge() &lt; townMin)</text:p>
      <text:p text:style-name="Standard"><text:tab/><text:tab/><text:tab/>{</text:p>
      <text:p text:style-name="Standard"><text:tab/><text:tab/><text:tab/><text:tab/>// Reassign the minimum age value.</text:p>
      <text:p text:style-name="Standard"><text:tab/><text:tab/><text:tab/><text:tab/>townMin = clientInfo[i].getAge(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// Create a Text Area</text:p>
      <text:p text:style-name="Standard"><text:tab/><text:tab/>JTextArea outputArea = new JTextArea (20, 40);</text:p>
      <text:p text:style-name="Standard"><text:tab/><text:tab/><text:tab/><text:tab/><text:tab/></text:p>
      <text:p text:style-name="Standard"><text:tab/><text:tab/>// Print the column header</text:p>
      <text:p text:style-name="Standard"><text:tab/><text:tab/>outputArea.append("Region Maximum Age" + "\n\n");</text:p>
      <text:p text:style-name="Standard"><text:tab/><text:tab/></text:p>
      <text:p text:style-name="Standard"><text:tab/><text:tab/>// Print the maximum results in a text area</text:p>
      <text:p text:style-name="Standard"><text:tab/><text:tab/>outputArea.append("Inner City: " + innerCityMax + "\n" + "Rural: " + ruralMax + "\n"</text:p>
      <text:p text:style-name="Standard"><text:tab/><text:tab/><text:tab/><text:tab/>+ "Suburban: " + suburbanMax + "\n" + "Town: " + townMax + "\n\n");</text:p>
      <text:p text:style-name="Standard"><text:tab/><text:tab/></text:p>
      <text:p text:style-name="Standard"><text:tab/><text:tab/>// Print the column header</text:p>
      <text:p text:style-name="Standard"><text:tab/><text:tab/>outputArea.append("Region Minimum Age" + "\n\n");</text:p>
      <text:p text:style-name="Standard"><text:tab/><text:tab/></text:p>
      <text:p text:style-name="Standard"><text:tab/><text:tab/>// Print the minimum results in a text area</text:p>
      <text:p text:style-name="Standard"><text:tab/><text:tab/>outputArea.append("Inner City: " + innerCityMin + "\n" + "Rural: " + ruralMin + "\n"</text:p>
      <text:p text:style-name="Standard"><text:tab/><text:tab/><text:tab/><text:tab/>+ "Suburban: " + suburbanMin + "\n" + "Town: " + townMin + "\n\n");</text:p>
      <text:p text:style-name="Standard"><text:tab/><text:tab/></text:p>
      <text:p text:style-name="Standard"><text:tab/><text:tab/>// Program time stamp</text:p>
      <text:p text:style-name="Standard"><text:tab/><text:tab/>outputArea.append("\n" + "Current date: " + timeStamp + " <text:s/>" + "\nProgrammed by Deborah Barndt \n");</text:p>
      <text:p text:style-name="Standard"><text:tab/><text:tab/></text:p>
      <text:p text:style-name="Standard"><text:soft-page-break/><text:tab/><text:tab/>// Change icon inside dialog box.</text:p>
      <text:p text:style-name="Standard"><text:tab/><text:tab/>final ImageIcon icon = new ImageIcon(new URL("https://apps.ubuntu.com/site_media/icons/2015/04/qtiplot_24.png"));</text:p>
      <text:p text:style-name="Standard"><text:tab/><text:tab/></text:p>
      <text:p text:style-name="Standard"><text:tab/><text:tab/>// Display results in a dialog box and to the file.</text:p>
      <text:p text:style-name="Standard"><text:tab/><text:tab/>JOptionPane.showMessageDialog(null, outputArea.getText(), "Bank of IIT Record Analysis", </text:p>
      <text:p text:style-name="Standard"><text:tab/><text:tab/><text:tab/><text:tab/>JOptionPane.INFORMATION_MESSAGE, icon);</text:p>
      <text:p text:style-name="Standard"><text:tab/><text:tab/></text:p>
      <text:p text:style-name="Standard"><text:tab/><text:tab/>try</text:p>
      <text:p text:style-name="Standard"><text:tab/><text:tab/>{</text:p>
      <text:p text:style-name="Standard"><text:tab/><text:tab/><text:tab/>fw.write(String.format("Inner City Maximum Age: " + innerCityMax + "%n" + "\t"</text:p>
      <text:p text:style-name="Standard"><text:tab/><text:tab/><text:tab/><text:tab/>+ "Rural Maximum Age: " + ruralMax + "%n" + "\t"</text:p>
      <text:p text:style-name="Standard"><text:tab/><text:tab/><text:tab/><text:tab/>+ "Suburban Maximum Age: " + suburbanMax + "%n" + "\t"</text:p>
      <text:p text:style-name="Standard"><text:tab/><text:tab/><text:tab/><text:tab/>+ "Town Region Maximum Age: " + townMax + "%n" + "\n\n"</text:p>
      <text:p text:style-name="Standard"><text:tab/><text:tab/><text:tab/><text:tab/>+ "Inner City Minimum Age: " + innerCityMin + "%n" + "\t"</text:p>
      <text:p text:style-name="Standard"><text:tab/><text:tab/><text:tab/><text:tab/>+ "Rural Minimum Age: " + ruralMin + "%n" + "\t"</text:p>
      <text:p text:style-name="Standard"><text:tab/><text:tab/><text:tab/><text:tab/>+ "Suburban Minimum Age: " + suburbanMin + "%n" + "\t"</text:p>
      <text:p text:style-name="Standard"><text:tab/><text:tab/><text:tab/><text:tab/>+ "Town Region Minimum Age: " + townMin + "%n" + "\n\n"));</text:p>
      <text:p text:style-name="Standard"><text:tab/><text:tab/>}</text:p>
      <text:p text:style-name="Standard"><text:tab/><text:tab/></text:p>
      <text:p text:style-name="Standard"><text:tab/><text:tab/>catch (IOException e)</text:p>
      <text:p text:style-name="Standard"><text:tab/><text:tab/>{</text:p>
      <text:p text:style-name="Standard"><text:tab/><text:tab/><text:tab/>// TODO Auto-generated catch block</text:p>
      <text:p text:style-name="Standard"><text:tab/><text:tab/><text:tab/>e.printStackTrace();</text:p>
      <text:p text:style-name="Standard"><text:tab/><text:tab/>}</text:p>
      <text:p text:style-name="Standard"><text:tab/>}</text:p>
      <text:p text:style-name="Standard"><text:tab/></text:p>
      <text:p text:style-name="Standard"><text:tab/>// Define the female comparator.<text:tab/></text:p>
      <text:p text:style-name="Standard"><text:tab/>private static void FemaleComparator() throws MalformedURLException </text:p>
      <text:p text:style-name="Standard"><text:tab/>{<text:tab/></text:p>
      <text:p text:style-name="Standard"><text:tab/><text:tab/>// Sort the array</text:p>
      <text:p text:style-name="Standard"><text:tab/><text:tab/>Arrays.sort(clientInfo, new FemaleComparator());</text:p>
      <text:p text:style-name="Standard"><text:tab/><text:tab/><text:tab/></text:p>
      <text:p text:style-name="Standard"><text:tab/><text:tab/>int fcount = 0;<text:tab/>// number of females with mortgages</text:p>
      <text:p text:style-name="Standard"><text:tab/><text:tab/></text:p>
      <text:p text:style-name="Standard"><text:tab/><text:tab/>// Calculate the number of females with mortgages.</text:p>
      <text:p text:style-name="Standard"><text:tab/><text:tab/>for (int i = 0; i &lt; clientInfo.length; i++)</text:p>
      <text:p text:style-name="Standard"><text:tab/><text:tab/>{</text:p>
      <text:p text:style-name="Standard"><text:tab/><text:tab/><text:tab/>if (clientInfo[i].getSex().equals("FEMALE") &amp;&amp; clientInfo[i].getMortgage().equals("YES"))</text:p>
      <text:p text:style-name="Standard"><text:tab/><text:tab/> <text:s text:c="3"/>{</text:p>
      <text:p text:style-name="Standard"><text:tab/><text:tab/><text:tab/><text:tab/>fcount++;</text:p>
      <text:p text:style-name="Standard"><text:tab/><text:tab/> <text:s text:c="3"/>}</text:p>
      <text:p text:style-name="Standard"><text:tab/><text:tab/>}</text:p>
      <text:p text:style-name="Standard"><text:tab/><text:tab/></text:p>
      <text:p text:style-name="Standard"><text:tab/><text:tab/>// Create a Text Area</text:p>
      <text:p text:style-name="Standard"><text:tab/><text:tab/>JTextArea outputArea = new JTextArea (20, 40);</text:p>
      <text:p text:style-name="Standard"><text:soft-page-break/><text:tab/><text:tab/><text:tab/><text:tab/><text:tab/><text:tab/></text:p>
      <text:p text:style-name="Standard"><text:tab/><text:tab/>// Print the results in a text area</text:p>
      <text:p text:style-name="Standard"><text:tab/><text:tab/>outputArea.append("Number of Females with Mortgages: " + fcount + " <text:s/>\n\n");</text:p>
      <text:p text:style-name="Standard"><text:tab/><text:tab/><text:tab/></text:p>
      <text:p text:style-name="Standard"><text:tab/><text:tab/>// Program time stamp</text:p>
      <text:p text:style-name="Standard"><text:tab/><text:tab/>outputArea.append("\n" + "Current date: " + timeStamp + " <text:s/>" + "\nProgrammed by Deborah Barndt \n");</text:p>
      <text:p text:style-name="Standard"><text:tab/><text:tab/><text:tab/></text:p>
      <text:p text:style-name="Standard"><text:tab/><text:tab/>// Change icon inside dialog box.</text:p>
      <text:p text:style-name="Standard"><text:tab/><text:tab/>final ImageIcon icon = new ImageIcon(new URL("https://apps.ubuntu.com/site_media/icons/2015/04/qtiplot_24.png"));</text:p>
      <text:p text:style-name="Standard"><text:tab/><text:tab/><text:tab/></text:p>
      <text:p text:style-name="Standard"><text:tab/><text:tab/>// Display the results in a dialog box and to the file.</text:p>
      <text:p text:style-name="Standard"><text:tab/><text:tab/>JOptionPane.showMessageDialog(null, outputArea.getText(), "Bank of IIT Record Analysis", </text:p>
      <text:p text:style-name="Standard"><text:tab/><text:tab/><text:tab/><text:tab/>JOptionPane.INFORMATION_MESSAGE, icon);</text:p>
      <text:p text:style-name="Standard"><text:tab/><text:tab/><text:tab/></text:p>
      <text:p text:style-name="Standard"><text:tab/><text:tab/>try </text:p>
      <text:p text:style-name="Standard"><text:tab/><text:tab/>{</text:p>
      <text:p text:style-name="Standard"><text:tab/><text:tab/><text:tab/>fw.write(String.format(" Number of Females with Mortgages: " + fcount + "%n"));</text:p>
      <text:p text:style-name="Standard"><text:tab/><text:tab/>} </text:p>
      <text:p text:style-name="Standard"><text:tab/><text:tab/><text:tab/></text:p>
      <text:p text:style-name="Standard"><text:tab/><text:tab/>catch (IOException e) </text:p>
      <text:p text:style-name="Standard"><text:tab/><text:tab/>{</text:p>
      <text:p text:style-name="Standard"><text:tab/><text:tab/><text:tab/>// TODO Auto-generated catch block</text:p>
      <text:p text:style-name="Standard"><text:tab/><text:tab/><text:tab/>e.printStackTrace();</text:p>
      <text:p text:style-name="Standard"><text:tab/><text:tab/>} </text:p>
      <text:p text:style-name="Standard"><text:tab/>} </text:p>
      <text:p text:style-name="Standard"><text:tab/></text:p>
      <text:p text:style-name="Standard"><text:tab/>// Define the male comparator.</text:p>
      <text:p text:style-name="Standard"><text:tab/>private static void MaleComparator() throws MalformedURLException</text:p>
      <text:p text:style-name="Standard"><text:tab/>{</text:p>
      <text:p text:style-name="Standard"><text:tab/><text:tab/>// Sort the array</text:p>
      <text:p text:style-name="Standard"><text:tab/><text:tab/>Arrays.sort(clientInfo, new MaleComparator());</text:p>
      <text:p text:style-name="Standard"><text:tab/><text:tab/></text:p>
      <text:p text:style-name="Standard"><text:tab/><text:tab/>int innercount = 0,<text:tab/><text:tab/>// number of males in the inner city region with both a car and 1 child</text:p>
      <text:p text:style-name="Standard"><text:tab/><text:tab/><text:tab/>ruralcount = 0,<text:tab/><text:tab/>// number of males in rural region with both a car and 1 child</text:p>
      <text:p text:style-name="Standard"><text:tab/><text:tab/><text:tab/>suburbcount = 0,<text:tab/>// number of males in suburban region with both a car and 1 child</text:p>
      <text:p text:style-name="Standard"><text:tab/><text:tab/><text:tab/>towncount = 0;<text:tab/><text:tab/>// number of males in town region with both a car and 1 child</text:p>
      <text:p text:style-name="Standard"><text:tab/><text:tab/></text:p>
      <text:p text:style-name="Standard"><text:tab/><text:tab/>// Calculate the number of males with both a car and 1 child per location.</text:p>
      <text:p text:style-name="Standard"><text:tab/><text:tab/>for (int i = 0; i &lt; clientInfo.length; i++)</text:p>
      <text:p text:style-name="Standard"><text:tab/><text:tab/>{</text:p>
      <text:p text:style-name="Standard"><text:tab/><text:tab/><text:tab/>// Sort through array to find males with a car and 1 child in the inner city region</text:p>
      <text:p text:style-name="Standard"><text:soft-page-break/><text:tab/><text:tab/><text:tab/>if (clientInfo[i].getSex().equals("MALE") &amp;&amp; clientInfo[i].getCar().equals("YES") </text:p>
      <text:p text:style-name="Standard"><text:tab/><text:tab/><text:tab/><text:tab/><text:tab/>&amp;&amp; clientInfo[i].getChildren() == 1 &amp;&amp; clientInfo[i].getRegion().equals("INNER_CITY"))</text:p>
      <text:p text:style-name="Standard"><text:tab/><text:tab/><text:tab/>{</text:p>
      <text:p text:style-name="Standard"><text:tab/><text:tab/><text:tab/><text:tab/>innercount++;</text:p>
      <text:p text:style-name="Standard"><text:tab/><text:tab/><text:tab/>}</text:p>
      <text:p text:style-name="Standard"><text:tab/><text:tab/><text:tab/></text:p>
      <text:p text:style-name="Standard"><text:tab/><text:tab/><text:tab/>// Sort through array to find males with a car and 1 child in the rural region</text:p>
      <text:p text:style-name="Standard"><text:tab/><text:tab/><text:tab/>if (clientInfo[i].getSex().equals("MALE") &amp;&amp; clientInfo[i].getCar().equals("YES") </text:p>
      <text:p text:style-name="Standard"><text:tab/><text:tab/><text:tab/><text:tab/><text:tab/>&amp;&amp; clientInfo[i].getChildren() == 1 &amp;&amp; clientInfo[i].getRegion().equals("RURAL"))</text:p>
      <text:p text:style-name="Standard"><text:tab/><text:tab/><text:tab/>{</text:p>
      <text:p text:style-name="Standard"><text:tab/><text:tab/><text:tab/><text:tab/>ruralcount++;</text:p>
      <text:p text:style-name="Standard"><text:tab/><text:tab/><text:tab/>}</text:p>
      <text:p text:style-name="Standard"><text:tab/><text:tab/><text:tab/></text:p>
      <text:p text:style-name="Standard"><text:tab/><text:tab/><text:tab/>// Sort through array to find males with a car and 1 child in the suburban region</text:p>
      <text:p text:style-name="Standard"><text:tab/><text:tab/><text:tab/>if (clientInfo[i].getSex().equals("MALE") &amp;&amp; clientInfo[i].getCar().equals("YES") </text:p>
      <text:p text:style-name="Standard"><text:tab/><text:tab/><text:tab/><text:tab/><text:tab/>&amp;&amp; clientInfo[i].getChildren() == 1 &amp;&amp; clientInfo[i].getRegion().equals("SUBURBAN"))</text:p>
      <text:p text:style-name="Standard"><text:tab/><text:tab/><text:tab/>{</text:p>
      <text:p text:style-name="Standard"><text:tab/><text:tab/><text:tab/><text:tab/>suburbcount++;</text:p>
      <text:p text:style-name="Standard"><text:tab/><text:tab/><text:tab/>}</text:p>
      <text:p text:style-name="Standard"><text:tab/><text:tab/><text:tab/></text:p>
      <text:p text:style-name="Standard"><text:tab/><text:tab/><text:tab/>// Sort through array to find males with a car and 1 child in the town region</text:p>
      <text:p text:style-name="Standard"><text:tab/><text:tab/><text:tab/>if (clientInfo[i].getSex().equals("MALE") &amp;&amp; clientInfo[i].getCar().equals("YES") </text:p>
      <text:p text:style-name="Standard"><text:tab/><text:tab/><text:tab/><text:tab/><text:tab/>&amp;&amp; clientInfo[i].getChildren() == 1 &amp;&amp; clientInfo[i].getRegion().equals("TOWN"))</text:p>
      <text:p text:style-name="Standard"><text:tab/><text:tab/><text:tab/>{</text:p>
      <text:p text:style-name="Standard"><text:tab/><text:tab/><text:tab/><text:tab/>towncount++;</text:p>
      <text:p text:style-name="Standard"><text:tab/><text:tab/><text:tab/>}</text:p>
      <text:p text:style-name="Standard"><text:tab/><text:tab/>}</text:p>
      <text:p text:style-name="Standard"><text:tab/><text:tab/><text:tab/></text:p>
      <text:p text:style-name="Standard"><text:tab/><text:tab/>// Create a Text Area</text:p>
      <text:p text:style-name="Standard"><text:tab/><text:tab/>JTextArea outputArea = new JTextArea (20, 40);</text:p>
      <text:p text:style-name="Standard"><text:tab/><text:tab/><text:tab/></text:p>
      <text:p text:style-name="Standard"><text:tab/><text:tab/>// Print the column header</text:p>
      <text:p text:style-name="Standard"><text:tab/><text:tab/>outputArea.append("Number of Males with a Car and 1 Child <text:s text:c="2"/>" + "\n\n");</text:p>
      <text:p text:style-name="Standard"><text:tab/><text:tab/><text:tab/></text:p>
      <text:p text:style-name="Standard"><text:tab/><text:tab/>// Print the results in a text area</text:p>
      <text:p text:style-name="Standard"><text:tab/><text:tab/>outputArea.append("Inner City: " + innercount + "\n" + "Rural: " + ruralcount + "\n"</text:p>
      <text:p text:style-name="Standard"><text:tab/><text:tab/><text:tab/><text:tab/>+ "Suburban: " + suburbcount + "\n" + "Town: " + towncount + "\n\n");</text:p>
      <text:p text:style-name="Standard"><text:tab/><text:tab/><text:tab/></text:p>
      <text:p text:style-name="Standard"><text:tab/><text:tab/>// Program time stamp</text:p>
      <text:p text:style-name="Standard"><text:tab/><text:tab/>outputArea.append("\n" + " Current date: " + timeStamp + " <text:s/>" + "\nProgrammed by Deborah Barndt \n");</text:p>
      <text:p text:style-name="Standard"><text:soft-page-break/><text:tab/><text:tab/><text:tab/></text:p>
      <text:p text:style-name="Standard"><text:tab/><text:tab/>// Change icon inside dialog box.</text:p>
      <text:p text:style-name="Standard"><text:tab/><text:tab/>final ImageIcon icon = new ImageIcon(new URL("https://apps.ubuntu.com/site_media/icons/2015/04/qtiplot_24.png"));</text:p>
      <text:p text:style-name="Standard"><text:tab/><text:tab/><text:tab/></text:p>
      <text:p text:style-name="Standard"><text:tab/><text:tab/>// Display the results in a dialog box and to the file.</text:p>
      <text:p text:style-name="Standard"><text:tab/><text:tab/>JOptionPane.showMessageDialog(null, outputArea.getText(), "Bank of IIT Record Analysis", </text:p>
      <text:p text:style-name="Standard"><text:tab/><text:tab/><text:tab/><text:tab/>JOptionPane.INFORMATION_MESSAGE, icon);</text:p>
      <text:p text:style-name="Standard"><text:tab/><text:tab/><text:tab/></text:p>
      <text:p text:style-name="Standard"><text:tab/><text:tab/>try</text:p>
      <text:p text:style-name="Standard"><text:tab/><text:tab/>{</text:p>
      <text:p text:style-name="Standard"><text:tab/><text:tab/><text:tab/>fw.write(String.format("Inner City Region Males with a Car and 1 Child: " + innercount + "%n" + "\t"</text:p>
      <text:p text:style-name="Standard"><text:tab/><text:tab/><text:tab/><text:tab/>+ "Rural Region Males with a Car and 1 Child: " + ruralcount + "%n" + "\t"</text:p>
      <text:p text:style-name="Standard"><text:tab/><text:tab/><text:tab/><text:tab/>+ "Suburban Region Males with a Car and 1 Child: " + suburbcount + "%n" + "\t"</text:p>
      <text:p text:style-name="Standard"><text:tab/><text:tab/><text:tab/><text:tab/>+ "Town Region Males with a Car and 1 Child: " + towncount + "%n" + "\n\n"));</text:p>
      <text:p text:style-name="Standard"><text:tab/><text:tab/>}</text:p>
      <text:p text:style-name="Standard"><text:tab/><text:tab/><text:tab/></text:p>
      <text:p text:style-name="Standard"><text:tab/><text:tab/>catch (IOException e)</text:p>
      <text:p text:style-name="Standard"><text:tab/><text:tab/>{</text:p>
      <text:p text:style-name="Standard"><text:tab/><text:tab/><text:tab/>// TODO Auto-generated catch block</text:p>
      <text:p text:style-name="Standard"><text:tab/><text:tab/><text:tab/>e.printStackTrace();</text:p>
      <text:p text:style-name="Standard"><text:tab/><text:tab/>}</text:p>
      <text:p text:style-name="Standard"><text:tab/><text:tab/>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rah Barndt</meta:initial-creator>
    <meta:creation-date>2016-11-10T22:46:37.54</meta:creation-date>
    <meta:document-statistic meta:table-count="0" meta:image-count="0" meta:object-count="0" meta:page-count="9" meta:paragraph-count="376" meta:word-count="1615" meta:character-count="12072"/>
    <dc:date>2016-11-10T22:47:20.52</dc:date>
    <dc:creator>Deborah Barndt</dc:creator>
    <meta:editing-duration>PT43S</meta:editing-duration>
    <meta:editing-cycles>1</meta:editing-cycles>
    <meta:generator>OpenOffice/4.1.2$Win32 OpenOffice.org_project/412m3$Build-9782</meta:generator>
  </office:meta>
</office:document-meta>
</file>